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f6a8" officeooo:paragraph-rsid="001cf6a8"/>
    </style:style>
    <style:style style:name="P2" style:family="paragraph" style:parent-style-name="Standard">
      <style:text-properties officeooo:paragraph-rsid="001cf6a8"/>
    </style:style>
    <style:style style:name="P3" style:family="paragraph" style:parent-style-name="Standard">
      <style:text-properties officeooo:paragraph-rsid="001f5e52"/>
    </style:style>
    <style:style style:name="P4" style:family="paragraph" style:parent-style-name="Standard">
      <style:text-properties officeooo:rsid="0021ce0a" officeooo:paragraph-rsid="0021ce0a"/>
    </style:style>
    <style:style style:name="P5" style:family="paragraph" style:parent-style-name="Standard">
      <style:text-properties officeooo:rsid="002492ec" officeooo:paragraph-rsid="002492ec"/>
    </style:style>
    <style:style style:name="P6" style:family="paragraph" style:parent-style-name="Standard">
      <style:text-properties officeooo:rsid="0025093b" officeooo:paragraph-rsid="0025093b"/>
    </style:style>
    <style:style style:name="P7" style:family="paragraph" style:parent-style-name="Standard">
      <style:text-properties officeooo:paragraph-rsid="0025093b"/>
    </style:style>
    <style:style style:name="P8" style:family="paragraph" style:parent-style-name="Standard">
      <style:text-properties officeooo:rsid="0025f448" officeooo:paragraph-rsid="0025f448"/>
    </style:style>
    <style:style style:name="P9" style:family="paragraph" style:parent-style-name="Standard">
      <style:text-properties officeooo:paragraph-rsid="002492ec"/>
    </style:style>
    <style:style style:name="P10" style:family="paragraph" style:parent-style-name="Standard">
      <style:text-properties fo:font-weight="bold" officeooo:rsid="002c74cc" officeooo:paragraph-rsid="002c74cc" style:font-weight-asian="bold" style:font-weight-complex="bold"/>
    </style:style>
    <style:style style:name="P11" style:family="paragraph" style:parent-style-name="Standard">
      <style:text-properties fo:font-weight="bold" officeooo:rsid="002d97cf" officeooo:paragraph-rsid="002c74cc" style:font-weight-asian="bold" style:font-weight-complex="bold"/>
    </style:style>
    <style:style style:name="P12" style:family="paragraph" style:parent-style-name="Standard">
      <style:text-properties fo:font-weight="normal" officeooo:rsid="002d900c" officeooo:paragraph-rsid="002d900c" style:font-weight-asian="normal" style:font-weight-complex="normal"/>
    </style:style>
    <style:style style:name="P13" style:family="paragraph" style:parent-style-name="Standard">
      <style:text-properties fo:font-weight="normal" officeooo:rsid="002d97cf" officeooo:paragraph-rsid="002d97cf" style:font-weight-asian="normal" style:font-weight-complex="normal"/>
    </style:style>
    <style:style style:name="P14" style:family="paragraph" style:parent-style-name="Standard">
      <style:text-properties officeooo:paragraph-rsid="00301a9d"/>
    </style:style>
    <style:style style:name="P15" style:family="paragraph" style:parent-style-name="Standard">
      <style:text-properties officeooo:paragraph-rsid="0033ee2b"/>
    </style:style>
    <style:style style:name="P16" style:family="paragraph" style:parent-style-name="Standard">
      <style:text-properties officeooo:rsid="00364062" officeooo:paragraph-rsid="00364062"/>
    </style:style>
    <style:style style:name="P17" style:family="paragraph" style:parent-style-name="Standard">
      <style:text-properties officeooo:rsid="00370a57" officeooo:paragraph-rsid="00370a57"/>
    </style:style>
    <style:style style:name="P18" style:family="paragraph" style:parent-style-name="Standard">
      <style:text-properties officeooo:paragraph-rsid="00364062"/>
    </style:style>
    <style:style style:name="T1" style:family="text">
      <style:text-properties officeooo:rsid="001cf6a8"/>
    </style:style>
    <style:style style:name="T2" style:family="text">
      <style:text-properties officeooo:rsid="001e5132"/>
    </style:style>
    <style:style style:name="T3" style:family="text">
      <style:text-properties officeooo:rsid="001f5e52"/>
    </style:style>
    <style:style style:name="T4" style:family="text">
      <style:text-properties officeooo:rsid="00207193"/>
    </style:style>
    <style:style style:name="T5" style:family="text">
      <style:text-properties officeooo:rsid="00208706"/>
    </style:style>
    <style:style style:name="T6" style:family="text">
      <style:text-properties officeooo:rsid="0022977c"/>
    </style:style>
    <style:style style:name="T7" style:family="text">
      <style:text-properties officeooo:rsid="002492ec"/>
    </style:style>
    <style:style style:name="T8" style:family="text">
      <style:text-properties officeooo:rsid="0025093b"/>
    </style:style>
    <style:style style:name="T9" style:family="text">
      <style:text-properties officeooo:rsid="00251efd"/>
    </style:style>
    <style:style style:name="T10" style:family="text">
      <style:text-properties officeooo:rsid="0025f448"/>
    </style:style>
    <style:style style:name="T11" style:family="text">
      <style:text-properties officeooo:rsid="0027edda"/>
    </style:style>
    <style:style style:name="T12" style:family="text">
      <style:text-properties officeooo:rsid="0029aeba"/>
    </style:style>
    <style:style style:name="T13" style:family="text">
      <style:text-properties officeooo:rsid="002a10cf"/>
    </style:style>
    <style:style style:name="T14" style:family="text">
      <style:text-properties officeooo:rsid="002f2767"/>
    </style:style>
    <style:style style:name="T15" style:family="text">
      <style:text-properties officeooo:rsid="00301a9d"/>
    </style:style>
    <style:style style:name="T16" style:family="text">
      <style:text-properties officeooo:rsid="0030539e"/>
    </style:style>
    <style:style style:name="T17" style:family="text">
      <style:text-properties fo:font-weight="normal" officeooo:rsid="00301a9d" style:font-weight-asian="normal" style:font-weight-complex="normal"/>
    </style:style>
    <style:style style:name="T18" style:family="text">
      <style:text-properties fo:font-weight="normal" officeooo:rsid="003094b4" style:font-weight-asian="normal" style:font-weight-complex="normal"/>
    </style:style>
    <style:style style:name="T19" style:family="text">
      <style:text-properties fo:font-weight="normal" officeooo:rsid="0025f448" style:font-weight-asian="normal" style:font-weight-complex="normal"/>
    </style:style>
    <style:style style:name="T20" style:family="text">
      <style:text-properties fo:font-weight="normal" officeooo:rsid="0033ee2b" style:font-weight-asian="normal" style:font-weight-complex="normal"/>
    </style:style>
    <style:style style:name="T21" style:family="text">
      <style:text-properties fo:font-weight="normal" officeooo:rsid="0031d4d8" style:font-weight-asian="normal" style:font-weight-complex="normal"/>
    </style:style>
    <style:style style:name="T22" style:family="text">
      <style:text-properties fo:font-weight="normal" officeooo:rsid="00342c03" style:font-weight-asian="normal" style:font-weight-complex="normal"/>
    </style:style>
    <style:style style:name="T23" style:family="text">
      <style:text-properties fo:font-weight="normal" officeooo:rsid="00344634" style:font-weight-asian="normal" style:font-weight-complex="normal"/>
    </style:style>
    <style:style style:name="T24" style:family="text">
      <style:text-properties fo:font-weight="normal" officeooo:rsid="00359653" style:font-weight-asian="normal" style:font-weight-complex="normal"/>
    </style:style>
    <style:style style:name="T25" style:family="text">
      <style:text-properties officeooo:rsid="0031d4d8"/>
    </style:style>
    <style:style style:name="T26" style:family="text">
      <style:text-properties officeooo:rsid="00339807"/>
    </style:style>
    <style:style style:name="T27" style:family="text">
      <style:text-properties officeooo:rsid="00342c03"/>
    </style:style>
    <style:style style:name="T28" style:family="text">
      <style:text-properties officeooo:rsid="00370a57"/>
    </style:style>
    <style:style style:name="T29" style:family="text">
      <style:text-properties officeooo:rsid="0038908a"/>
    </style:style>
    <style:style style:name="T30" style:family="text">
      <style:text-properties officeooo:rsid="003bc9d2"/>
    </style:style>
    <style:style style:name="T31" style:family="text">
      <style:text-properties officeooo:rsid="00364062"/>
    </style:style>
    <style:style style:name="T32" style:family="text">
      <style:text-properties officeooo:rsid="003d2836"/>
    </style:style>
    <style:style style:name="T33" style:family="text">
      <style:text-properties officeooo:rsid="003de015"/>
    </style:style>
    <style:style style:name="T34" style:family="text">
      <style:text-properties officeooo:rsid="003f119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classifier </text:p>
      <text:p text:style-name="P1"/>
      <text:p text:style-name="P8"/>
      <text:p text:style-name="P8"/>
      <text:p text:style-name="P10">Training <text:span text:style-name="T26">the model</text:span></text:p>
      <text:p text:style-name="P10"/>
      <text:p text:style-name="P12"><text:span text:style-name="T25">1. </text:span>The ground truth dataset – consisting of all the manually categorised items so far – is extracted into thirty five <text:span text:style-name="T14">separate CSV files each containing items from </text:span><text:span text:style-name="T27">a particular category. </text:span></text:p>
      <text:p text:style-name="P12"/>
      <text:p text:style-name="P15"><text:span text:style-name="T24">2. </text:span><text:span text:style-name="T19">The ground truth data is tokenised </text:span><text:span text:style-name="T23">and</text:span><text:span text:style-name="T19"> </text:span><text:span text:style-name="T22">the</text:span><text:span text:style-name="T21"> frequency of each token within </text:span><text:span text:style-name="T20">that</text:span><text:span text:style-name="T21"> corpus </text:span><text:span text:style-name="T20">is counted</text:span><text:span text:style-name="T23">.</text:span></text:p>
      <text:p text:style-name="P1"/>
      <text:p text:style-name="P9"><text:span text:style-name="T10">In order to </text:span><text:span text:style-name="T12">better refine the keywords,</text:span><text:span text:style-name="T10"> </text:span><text:span text:style-name="T13">tokens</text:span><text:span text:style-name="T7"> are always held and evaluated as lowercase. For example, </text:span><text:span text:style-name="T11">it ensures </text:span><text:span text:style-name="T7">wifi, Wifi, WIFI and WiFi, </text:span><text:span text:style-name="T11">which</text:span><text:span text:style-name="T7"> </text:span><text:span text:style-name="T10">all have the same meaning, </text:span><text:span text:style-name="T7">are all </text:span><text:span text:style-name="T10">counted as</text:span><text:span text:style-name="T7"> the same token (‘wifi’).</text:span></text:p>
      <text:p text:style-name="P9"/>
      <text:p text:style-name="P16">3. <text:span text:style-name="T28">The next stage is the calculation of the log likelihood values for each token in each corpus.</text:span></text:p>
      <text:p text:style-name="P16"/>
      <text:p text:style-name="P18"><text:span text:style-name="T33">S</text:span><text:span text:style-name="T31">ignificance is also calculated for each LL value and added to the 'sig' column. The thresholds </text:span><text:span text:style-name="T34">for significance</text:span><text:span text:style-name="T31"> are taken from the aforementioned website.</text:span></text:p>
      <text:p text:style-name="P16"/>
      <text:p text:style-name="P17">4. Any non-significant (&gt;0.01) keywords are now excluded from the model. The primary aim of this is to make the next stage faster and to prevent any non-significant keywords from being incorrectly utilised in the calculation of a LL score.</text:p>
      <text:p text:style-name="P5"/>
      <text:p text:style-name="P7"><text:span text:style-name="T9">Tokens that are numerical values</text:span><text:span text:style-name="T8"> are also excluded.</text:span></text:p>
      <text:p text:style-name="P6"/>
      <text:p text:style-name="P11">Classifying <text:span text:style-name="T26">input data</text:span></text:p>
      <text:p text:style-name="P11"/>
      <text:p text:style-name="P13">Initially the classifier checks for the presence of certain key phrases <text:span text:style-name="T16">and assigns them to the appropriate category</text:span>. <text:span text:style-name="T14">These are typically phrases that include a token that risk miscategorising </text:span><text:span text:style-name="T15">the item. </text:span></text:p>
      <text:p text:style-name="P13"/>
      <text:p text:style-name="P14"><text:span text:style-name="T17">For example, “no carding” contains the token “carding” which has a very high log likelihood score for the ‘</text:span><text:span text:style-name="T18">Carding’</text:span><text:span text:style-name="T17"> category. However, the actual item is typically a guide on how to acquire a good or service via fraudulent means </text:span><text:span text:style-name="T18">and therefore should be categorised as ‘Fraud’.</text:span></text:p>
      <text:p text:style-name="P1"/>
      <text:p text:style-name="P2"><text:span text:style-name="T2">For each token, t</text:span><text:span text:style-name="T1">he classifier creates </text:span><text:span text:style-name="T2">an array containing the</text:span><text:span text:style-name="T1"> log-likelihood score </text:span><text:span text:style-name="T2">of that token for</text:span><text:span text:style-name="T1"> each category. </text:span><text:span text:style-name="T6">These scores are then summed for each category and returned in a final array and t</text:span><text:span text:style-name="T3">he category with the highest </text:span><text:span text:style-name="T4">total score </text:span><text:span text:style-name="T5">is then assigned to the item.</text:span></text:p>
      <text:p text:style-name="P3"/>
      <text:p text:style-name="P4">For example, “how to run Tor”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3.2$Linux_X86_64 LibreOffice_project/40$Build-2</meta:generator>
    <dc:date>2020-07-01T19:43:10.104586504</dc:date>
    <meta:editing-duration>PT1H19M31S</meta:editing-duration>
    <meta:editing-cycles>30</meta:editing-cycles>
    <meta:document-statistic meta:table-count="0" meta:image-count="0" meta:object-count="0" meta:page-count="1" meta:paragraph-count="14" meta:word-count="312" meta:character-count="1878" meta:non-whitespace-character-count="1575"/>
  </office:meta>
</office:document-meta>
</file>